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06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22916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343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day-of-week-and-time-of-day">
      <style:table-properties table:display="true" style:writing-mode="lr-tb"/>
    </style:style>
    <style:style style:name="ta2" style:family="table" style:master-page-name="PageStyle_5f_offender-age-gender-and-race">
      <style:table-properties table:display="true" style:writing-mode="lr-tb"/>
    </style:style>
    <style:style style:name="ta3" style:family="table" style:master-page-name="PageStyle_5f_victim-age-gender-and-race">
      <style:table-properties table:display="true" style:writing-mode="lr-tb"/>
    </style:style>
    <style:style style:name="ta4" style:family="table" style:master-page-name="PageStyle_5f_location">
      <style:table-properties table:display="true" style:writing-mode="lr-tb"/>
    </style:style>
    <style:style style:name="ta5" style:family="table" style:master-page-name="PageStyle_5f_vehicle-counts-by-type">
      <style:table-properties table:display="true" style:writing-mode="lr-tb"/>
    </style:style>
    <style:style style:name="ta6" style:family="table" style:master-page-name="PageStyle_5f_point-of-entry-exit-during-veh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y-of-week-and-time-of-da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705</text:p>
          </table:table-cell>
          <table:table-cell table:formula="oooc:=SUM([.C2:.C8])" office:value-type="string">
            <text:p>782</text:p>
          </table:table-cell>
          <table:table-cell table:formula="oooc:=SUM([.D2:.D8])" office:value-type="string">
            <text:p>643</text:p>
          </table:table-cell>
          <table:table-cell table:formula="oooc:=SUM([.E2:.E8])" office:value-type="string">
            <text:p>1349</text:p>
          </table:table-cell>
          <table:table-cell table:formula="oooc:=SUM([.F2:.F8])" office:value-type="string">
            <text:p>1604</text:p>
          </table:table-cell>
          <table:table-cell table:formula="oooc:=SUM([.G2:.G8])" office:value-type="string">
            <text:p>1244</text:p>
          </table:table-cell>
          <table:table-cell table:formula="oooc:=SUM([.H2:.H8])" office:value-type="string">
            <text:p>1321</text:p>
          </table:table-cell>
          <table:table-cell table:formula="oooc:=SUM([.I2:.I8])" office:value-type="string">
            <text:p>1282</text:p>
          </table:table-cell>
          <table:table-cell table:formula="oooc:=SUM([.J2:.J8])" office:value-type="string">
            <text:p>1604</text:p>
          </table:table-cell>
          <table:table-cell table:formula="oooc:=SUM([.K2:.K8])" office:value-type="string">
            <text:p>1918</text:p>
          </table:table-cell>
          <table:table-cell table:formula="oooc:=SUM([.L2:.L8])" office:value-type="string">
            <text:p>2144</text:p>
          </table:table-cell>
          <table:table-cell table:formula="oooc:=SUM([.M2:.M8])" office:value-type="string">
            <text:p>2368</text:p>
          </table:table-cell>
          <table:table-cell table:formula="oooc:=SUM([.N2:.N8])" office:value-type="string">
            <text:p>293</text:p>
          </table:table-cell>
        </table:table-row>
      </table:table>
      <table:table table:name="offender-age-gender-and-race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588">
            <text:p>1588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4:.B8])" office:value-type="string">
            <text:p>2287</text:p>
          </table:table-cell>
          <table:table-cell table:formula="oooc:=SUM([.C4:.C8])" office:value-type="string">
            <text:p>3137</text:p>
          </table:table-cell>
          <table:table-cell table:formula="oooc:=SUM([.D4:.D8])" office:value-type="string">
            <text:p>978</text:p>
          </table:table-cell>
          <table:table-cell table:formula="oooc:=SUM([.E4:.E8])" office:value-type="string">
            <text:p>350</text:p>
          </table:table-cell>
          <table:table-cell table:formula="oooc:=SUM([.F4:.F8])" office:value-type="string">
            <text:p>594</text:p>
          </table:table-cell>
          <table:table-cell table:formula="oooc:=SUM([.G4:.G8])" office:value-type="string">
            <text:p>166</text:p>
          </table:table-cell>
        </table:table-row>
      </table:table>
      <table:table table:name="victim-age-gender-and-race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423">
            <text:p>2423</text:p>
          </table:table-cell>
          <table:table-cell table:style-name="ce22" office:value-type="float" office:value="2794">
            <text:p>2794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358">
            <text:p>1358</text:p>
          </table:table-cell>
          <table:table-cell table:style-name="ce22" office:value-type="float" office:value="1659">
            <text:p>165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382">
            <text:p>1382</text:p>
          </table:table-cell>
          <table:table-cell table:style-name="ce22" office:value-type="float" office:value="1877">
            <text:p>1877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699">
            <text:p>1699</text:p>
          </table:table-cell>
          <table:table-cell table:style-name="ce22" office:value-type="float" office:value="1894">
            <text:p>189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4:.B8])" office:value-type="string">
            <text:p>449</text:p>
          </table:table-cell>
          <table:table-cell table:formula="oooc:=SUM([.C4:.C8])" office:value-type="string">
            <text:p>3991</text:p>
          </table:table-cell>
          <table:table-cell table:formula="oooc:=SUM([.D4:.D8])" office:value-type="string">
            <text:p>4840</text:p>
          </table:table-cell>
          <table:table-cell table:formula="oooc:=SUM([.E4:.E8])" office:value-type="string">
            <text:p>278</text:p>
          </table:table-cell>
          <table:table-cell table:formula="oooc:=SUM([.F4:.F8])" office:value-type="string">
            <text:p>3144</text:p>
          </table:table-cell>
          <table:table-cell table:formula="oooc:=SUM([.G4:.G8])" office:value-type="string">
            <text:p>3693</text:p>
          </table:table-cell>
        </table:table-row>
      </table:table>
      <table:table table:name="location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string">
            <text:p>Air/Bus/Train Terminal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3" office:value-type="string">
            <text:p>Bank/Savings &amp; Loan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Bar/Night Club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Church/Synagogue/Temple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Commercial/Office Building</text:p>
          </table:table-cell>
          <table:table-cell table:style-name="ce22" office:value-type="float" office:value="364">
            <text:p>364</text:p>
          </table:table-cell>
        </table:table-row>
        <table:table-row table:style-name="ro2">
          <table:table-cell table:style-name="ce23" office:value-type="string">
            <text:p>Construction Site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Convenience Store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3" office:value-type="string">
            <text:p>Department/Discount Store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Drug Store/Dr Office/Hospital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Field/Woods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Government/Public Building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Grocery/Supermarket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Highway/Road/Alley</text:p>
          </table:table-cell>
          <table:table-cell table:style-name="ce22" office:value-type="float" office:value="4518">
            <text:p>4518</text:p>
          </table:table-cell>
        </table:table-row>
        <table:table-row table:style-name="ro2">
          <table:table-cell table:style-name="ce23" office:value-type="string">
            <text:p>Hotel/Motel/Etc.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style-name="ce23" office:value-type="string">
            <text:p>Jail/Penitenti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Lake/Waterwa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Liquor Sto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arking Lot/Garage</text:p>
          </table:table-cell>
          <table:table-cell table:style-name="ce22" office:value-type="float" office:value="5252">
            <text:p>5252</text:p>
          </table:table-cell>
        </table:table-row>
        <table:table-row table:style-name="ro2">
          <table:table-cell table:style-name="ce23" office:value-type="string">
            <text:p>Rental/Storage Facility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3" office:value-type="string">
            <text:p>Residence/Home</text:p>
          </table:table-cell>
          <table:table-cell table:style-name="ce22" office:value-type="float" office:value="5430">
            <text:p>5430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School/College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3" office:value-type="string">
            <text:p>Service/Gas Station</text:p>
          </table:table-cell>
          <table:table-cell table:style-name="ce22" office:value-type="float" office:value="257">
            <text:p>257</text:p>
          </table:table-cell>
        </table:table-row>
        <table:table-row table:style-name="ro2">
          <table:table-cell table:style-name="ce23" office:value-type="string">
            <text:p>Specialty Store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style-name="ce23" office:value-type="string">
            <text:p>Other/Unknown</text:p>
          </table:table-cell>
          <table:table-cell table:style-name="ce22" office:value-type="float" office:value="1142">
            <text:p>114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26])" office:value-type="string">
            <text:p>18257</text:p>
          </table:table-cell>
        </table:table-row>
      </table:table>
      <table:table table:name="vehicle-counts-by-type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3540">
            <text:p>13540</text:p>
          </table:table-cell>
          <table:table-cell table:style-name="ce22" office:value-type="float" office:value="9328">
            <text:p>9328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885">
            <text:p>885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486">
            <text:p>486</text:p>
          </table:table-cell>
        </table:table-row>
      </table:table>
      <table:table table:name="point-of-entry-exit-during-vehi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3" office:value-type="string">
            <text:p>Point of Entry/Exit During Motor Vehicle Thef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437">
            <text:p>4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y-of-week-and-time-of-day" style:display-name="PageStyle_day-of-week-and-time-of-da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